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LaTeX</text:p>
          </draw:text-box>
        </draw:frame>
        <draw:frame presentation:style-name="pr2" draw:text-style-name="P1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ackag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re are a lot of different packages for LaTeX.</text:p>
                <text:p>sudo apt-cache search latex</text:p>
              </text:list-item>
              <text:list-item>
                <text:p>texlive-base is the package that I chose (the LaTeX website recommends texlive for new users.)</text:p>
                <text:p>sudo apt-get install texlive-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Compiling .tex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traditional method was to convert the .tex to a .dvi. Then the .dvi to a .ps. And finally the .ps to a .pdf.</text:p>
              </text:list-item>
              <text:list-item>
                <text:p>The pdflatex command allows a straight conversion from .tex to .pd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ext Edi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criment </meta:initial-creator>
    <meta:creation-date>2012-11-30T16:09:27</meta:creation-date>
    <meta:editing-duration>PT13M12S</meta:editing-duration>
    <meta:editing-cycles>3</meta:editing-cycles>
    <dc:date>2012-11-30T16:53:00</dc:date>
    <dc:creator>Decriment </dc:creator>
    <meta:generator>LibreOffice/3.5$Linux_X86_64 LibreOffice_project/350m1$Build-2</meta:generator>
    <meta:document-statistic meta:object-count="81"/>
  </office:meta>
</office:document-meta>
</file>